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32pt" style:font-size-asian="28pt" style:font-size-complex="32pt"/>
    </style:style>
    <style:style style:name="P2" style:family="paragraph" style:parent-style-name="Standard">
      <style:text-properties fo:font-size="18pt" style:font-size-asian="15.75pt" style:font-size-complex="18pt"/>
    </style:style>
    <style:style style:name="P3" style:family="paragraph" style:parent-style-name="Standard">
      <style:text-properties fo:font-size="18pt" officeooo:rsid="00066aac" officeooo:paragraph-rsid="00066aac" style:font-size-asian="15.75pt" style:font-size-complex="18pt"/>
    </style:style>
    <style:style style:name="P4" style:family="paragraph" style:parent-style-name="Standard">
      <style:text-properties fo:font-size="18pt" fo:font-weight="bold" officeooo:rsid="00078637" officeooo:paragraph-rsid="00078637" style:font-size-asian="15.75pt" style:font-weight-asian="bold" style:font-size-complex="18pt" style:font-weight-complex="bold"/>
    </style:style>
    <style:style style:name="P5" style:family="paragraph" style:parent-style-name="Standard">
      <style:text-properties fo:font-size="18pt" fo:font-weight="normal" officeooo:rsid="00078637" officeooo:paragraph-rsid="00078637" style:font-size-asian="15.75pt" style:font-weight-asian="normal" style:font-size-complex="18pt" style:font-weight-complex="normal"/>
    </style:style>
    <style:style style:name="P6" style:family="paragraph" style:parent-style-name="Standard">
      <loext:graphic-properties draw:fill="solid" draw:fill-color="#2b2b2b"/>
      <style:paragraph-properties fo:background-color="#2b2b2b" fo:padding="0in" fo:border="none" style:shadow="none"/>
      <style:text-properties fo:font-size="18pt" fo:font-weight="normal" officeooo:rsid="00078637" officeooo:paragraph-rsid="00078637" style:font-size-asian="15.75pt" style:font-weight-asian="normal" style:font-size-complex="18pt" style:font-weight-complex="normal"/>
    </style:style>
    <style:style style:name="P7" style:family="paragraph" style:parent-style-name="Standard">
      <style:text-properties fo:font-size="18pt" fo:font-weight="normal" officeooo:rsid="00078637" officeooo:paragraph-rsid="001cd1fa" style:font-size-asian="15.75pt" style:font-weight-asian="normal" style:font-size-complex="18pt" style:font-weight-complex="normal"/>
    </style:style>
    <style:style style:name="P8" style:family="paragraph" style:parent-style-name="Standard">
      <loext:graphic-properties draw:fill="solid" draw:fill-color="#2b2b2b"/>
      <style:paragraph-properties fo:background-color="#2b2b2b" fo:padding="0in" fo:border="none" style:shadow="none"/>
      <style:text-properties fo:font-size="18pt" fo:font-weight="normal" officeooo:rsid="00078637" officeooo:paragraph-rsid="001cd1fa" style:font-size-asian="15.75pt" style:font-weight-asian="normal" style:font-size-complex="18pt" style:font-weight-complex="normal"/>
    </style:style>
    <style:style style:name="P9" style:family="paragraph" style:parent-style-name="Standard">
      <style:text-properties fo:font-size="18pt" fo:font-weight="normal" officeooo:rsid="00078637" officeooo:paragraph-rsid="001e1118" style:font-size-asian="15.75pt" style:font-weight-asian="normal" style:font-size-complex="18pt" style:font-weight-complex="normal"/>
    </style:style>
    <style:style style:name="P10" style:family="paragraph" style:parent-style-name="Standard">
      <loext:graphic-properties draw:fill="solid" draw:fill-color="#2b2b2b"/>
      <style:paragraph-properties fo:background-color="#2b2b2b" fo:padding="0in" fo:border="none" style:shadow="none"/>
      <style:text-properties fo:font-size="18pt" fo:font-weight="normal" officeooo:rsid="00078637" officeooo:paragraph-rsid="001e1118" style:font-size-asian="15.75pt" style:font-weight-asian="normal" style:font-size-complex="18pt" style:font-weight-complex="normal"/>
    </style:style>
    <style:style style:name="P11" style:family="paragraph" style:parent-style-name="Standard">
      <style:text-properties fo:font-size="18pt" fo:font-weight="normal" officeooo:rsid="0008c224" officeooo:paragraph-rsid="00094955" style:font-size-asian="15.75pt" style:font-weight-asian="normal" style:font-size-complex="18pt" style:font-weight-complex="normal"/>
    </style:style>
    <style:style style:name="P12" style:family="paragraph" style:parent-style-name="Standard">
      <style:text-properties fo:color="#000000" loext:opacity="100%" fo:font-size="18pt" fo:font-weight="normal" officeooo:rsid="000ce585" officeooo:paragraph-rsid="00078637" style:font-size-asian="15.75pt" style:font-weight-asian="normal" style:font-size-complex="18pt" style:font-weight-complex="normal"/>
    </style:style>
    <style:style style:name="P13" style:family="paragraph" style:parent-style-name="Standard">
      <style:text-properties fo:color="#000000" loext:opacity="100%" fo:font-size="18pt" fo:font-weight="normal" officeooo:rsid="000d376a" officeooo:paragraph-rsid="00078637" style:font-size-asian="15.75pt" style:font-weight-asian="normal" style:font-size-complex="18pt" style:font-weight-complex="normal"/>
    </style:style>
    <style:style style:name="P14" style:family="paragraph" style:parent-style-name="Standard">
      <style:text-properties fo:color="#000000" loext:opacity="100%" fo:font-size="18pt" fo:font-weight="normal" officeooo:rsid="000f0a1f" officeooo:paragraph-rsid="00078637" style:font-size-asian="15.75pt" style:font-weight-asian="normal" style:font-size-complex="18pt" style:font-weight-complex="normal"/>
    </style:style>
    <style:style style:name="P15" style:family="paragraph" style:parent-style-name="Standard">
      <style:text-properties fo:color="#000000" loext:opacity="100%" fo:font-size="18pt" fo:font-weight="normal" officeooo:rsid="00155fa6" officeooo:paragraph-rsid="00155fa6" style:font-size-asian="15.75pt" style:font-weight-asian="normal" style:font-size-complex="18pt" style:font-weight-complex="normal"/>
    </style:style>
    <style:style style:name="P16" style:family="paragraph" style:parent-style-name="Standard">
      <style:text-properties fo:color="#000000" loext:opacity="100%" fo:font-size="18pt" fo:font-weight="normal" officeooo:rsid="001a7721" officeooo:paragraph-rsid="001a22cb" style:font-size-asian="15.75pt" style:font-weight-asian="normal" style:font-size-complex="18pt" style:font-weight-complex="normal"/>
    </style:style>
    <style:style style:name="P17" style:family="paragraph" style:parent-style-name="Standard">
      <style:text-properties fo:color="#000000" loext:opacity="100%" fo:font-size="18pt" fo:font-weight="bold" officeooo:rsid="00155fa6" officeooo:paragraph-rsid="00182d33" style:font-size-asian="15.75pt" style:font-weight-asian="bold" style:font-size-complex="18pt" style:font-weight-complex="bold"/>
    </style:style>
    <style:style style:name="P18" style:family="paragraph" style:parent-style-name="Standard">
      <style:text-properties fo:color="#000000" loext:opacity="100%" fo:font-size="18pt" fo:font-weight="bold" officeooo:rsid="001a22cb" officeooo:paragraph-rsid="001a22cb" style:font-size-asian="15.75pt" style:font-weight-asian="bold" style:font-size-complex="18pt" style:font-weight-complex="bold"/>
    </style:style>
    <style:style style:name="P19" style:family="paragraph" style:parent-style-name="Standard">
      <style:text-properties fo:color="#000000" loext:opacity="100%" fo:font-size="18pt" fo:font-weight="normal" officeooo:rsid="001a7721" officeooo:paragraph-rsid="001a7721" style:font-size-asian="15.75pt" style:font-weight-asian="normal" style:font-size-complex="18pt" style:font-weight-complex="normal"/>
    </style:style>
    <style:style style:name="P20" style:family="paragraph" style:parent-style-name="Standard">
      <style:text-properties fo:font-size="18pt" fo:font-weight="normal" officeooo:rsid="001b4be6" officeooo:paragraph-rsid="001cd1fa" style:font-size-asian="15.75pt" style:font-weight-asian="normal" style:font-size-complex="18pt" style:font-weight-complex="normal"/>
    </style:style>
    <style:style style:name="P21" style:family="paragraph" style:parent-style-name="Standard">
      <style:text-properties fo:font-size="18pt" fo:font-weight="normal" officeooo:rsid="00078637" officeooo:paragraph-rsid="001e1118" style:font-size-asian="15.75pt" style:font-weight-asian="normal" style:font-size-complex="18pt" style:font-weight-complex="normal"/>
    </style:style>
    <style:style style:name="P22" style:family="paragraph" style:parent-style-name="Standard">
      <loext:graphic-properties draw:fill="solid" draw:fill-color="#2b2b2b"/>
      <style:paragraph-properties fo:background-color="#2b2b2b" fo:padding="0in" fo:border="none" style:shadow="none"/>
      <style:text-properties fo:font-size="18pt" fo:font-weight="normal" officeooo:rsid="00078637" officeooo:paragraph-rsid="001e1118" style:font-size-asian="15.75pt" style:font-weight-asian="normal" style:font-size-complex="18pt" style:font-weight-complex="normal"/>
    </style:style>
    <style:style style:name="T1" style:family="text">
      <style:text-properties officeooo:rsid="00066aac"/>
    </style:style>
    <style:style style:name="T2" style:family="text">
      <style:text-properties officeooo:rsid="0008c224"/>
    </style:style>
    <style:style style:name="T3" style:family="text">
      <style:text-properties officeooo:rsid="00094955"/>
    </style:style>
    <style:style style:name="T4" style:family="text">
      <style:text-properties officeooo:rsid="0009bfa9"/>
    </style:style>
    <style:style style:name="T5" style:family="text">
      <style:text-properties officeooo:rsid="0009dd18"/>
    </style:style>
    <style:style style:name="T6" style:family="text">
      <style:text-properties fo:color="#3465a4" loext:opacity="100%"/>
    </style:style>
    <style:style style:name="T7" style:family="text">
      <style:text-properties fo:color="#3465a4" loext:opacity="100%" officeooo:rsid="0009dd18"/>
    </style:style>
    <style:style style:name="T8" style:family="text">
      <style:text-properties fo:color="#3465a4" loext:opacity="100%" officeooo:rsid="000ce585"/>
    </style:style>
    <style:style style:name="T9" style:family="text">
      <style:text-properties fo:color="#3465a4" loext:opacity="100%" officeooo:rsid="000f0a1f"/>
    </style:style>
    <style:style style:name="T10" style:family="text">
      <style:text-properties fo:color="#3465a4" loext:opacity="100%" officeooo:rsid="00128ec9"/>
    </style:style>
    <style:style style:name="T11" style:family="text">
      <style:text-properties fo:color="#000000" loext:opacity="100%" officeooo:rsid="0009dd18"/>
    </style:style>
    <style:style style:name="T12" style:family="text">
      <style:text-properties fo:color="#000000" loext:opacity="100%" officeooo:rsid="000c9b0b"/>
    </style:style>
    <style:style style:name="T13" style:family="text">
      <style:text-properties fo:color="#000000" loext:opacity="100%" officeooo:rsid="000ce585"/>
    </style:style>
    <style:style style:name="T14" style:family="text">
      <style:text-properties fo:color="#000000" loext:opacity="100%" officeooo:rsid="000d376a"/>
    </style:style>
    <style:style style:name="T15" style:family="text">
      <style:text-properties fo:color="#000000" loext:opacity="100%" officeooo:rsid="000f0a1f"/>
    </style:style>
    <style:style style:name="T16" style:family="text">
      <style:text-properties fo:color="#000000" loext:opacity="100%" officeooo:rsid="0010d617"/>
    </style:style>
    <style:style style:name="T17" style:family="text">
      <style:text-properties fo:color="#000000" loext:opacity="100%" officeooo:rsid="00128ec9"/>
    </style:style>
    <style:style style:name="T18" style:family="text">
      <style:text-properties officeooo:rsid="0010d617"/>
    </style:style>
    <style:style style:name="T19" style:family="text">
      <style:text-properties officeooo:rsid="00128ec9"/>
    </style:style>
    <style:style style:name="T20" style:family="text">
      <style:text-properties officeooo:rsid="0013cd4a"/>
    </style:style>
    <style:style style:name="T21" style:family="text">
      <style:text-properties officeooo:rsid="00155fa6"/>
    </style:style>
    <style:style style:name="T22" style:family="text">
      <style:text-properties officeooo:rsid="00182d33"/>
    </style:style>
    <style:style style:name="T23" style:family="text">
      <style:text-properties fo:font-weight="normal" style:font-weight-asian="normal" style:font-weight-complex="normal"/>
    </style:style>
    <style:style style:name="T24" style:family="text">
      <style:text-properties fo:font-weight="normal" officeooo:rsid="001a7721" style:font-weight-asian="normal" style:font-weight-complex="normal"/>
    </style:style>
    <style:style style:name="T25" style:family="text">
      <style:text-properties officeooo:rsid="001b4be6"/>
    </style:style>
    <style:style style:name="T26" style:family="text">
      <style:text-properties fo:color="#cc7832" loext:opacity="100%" style:font-name="JetBrains Mono" fo:font-size="10pt" fo:font-style="normal" style:font-size-asian="10pt" style:font-style-asian="normal"/>
    </style:style>
    <style:style style:name="T27" style:family="text">
      <style:text-properties fo:color="#cc7832" loext:opacity="100%" style:font-name="JetBrains Mono" fo:font-size="10pt" fo:font-style="normal" style:font-size-asian="10pt" style:font-style-asian="normal"/>
    </style:style>
    <style:style style:name="T28" style:family="text">
      <style:text-properties fo:color="#a9b7c6" loext:opacity="100%" style:font-name="JetBrains Mono" fo:font-size="10pt" fo:font-style="normal" style:font-size-asian="10pt" style:font-style-asian="normal"/>
    </style:style>
    <style:style style:name="T29" style:family="text">
      <style:text-properties fo:color="#a9b7c6" loext:opacity="100%" style:font-name="JetBrains Mono" fo:font-size="10pt" fo:font-style="normal" style:font-size-asian="10pt" style:font-style-asian="normal"/>
    </style:style>
    <style:style style:name="T30" style:family="text">
      <style:text-properties fo:color="#a9b7c6" loext:opacity="100%" style:font-name="JetBrains Mono" fo:font-size="10pt" fo:font-style="italic" style:font-size-asian="10pt" style:font-style-asian="italic"/>
    </style:style>
    <style:style style:name="T31" style:family="text">
      <style:text-properties fo:color="#a9b7c6" loext:opacity="100%" style:font-name="JetBrains Mono" fo:font-size="10pt" fo:font-style="italic" style:font-size-asian="10pt" style:font-style-asian="italic"/>
    </style:style>
    <style:style style:name="T32" style:family="text">
      <style:text-properties fo:color="#6897bb" loext:opacity="100%" style:font-name="JetBrains Mono" fo:font-size="10pt" fo:font-style="normal" style:font-size-asian="10pt" style:font-style-asian="normal"/>
    </style:style>
    <style:style style:name="T33" style:family="text">
      <style:text-properties fo:color="#6897bb" loext:opacity="100%" style:font-name="JetBrains Mono" fo:font-size="10pt" fo:font-style="normal" style:font-size-asian="10pt" style:font-style-asian="normal"/>
    </style:style>
    <style:style style:name="T34" style:family="text">
      <style:text-properties fo:color="#9876aa" loext:opacity="100%" style:font-name="JetBrains Mono" fo:font-size="10pt" fo:font-style="normal" style:font-size-asian="10pt" style:font-style-asian="normal"/>
    </style:style>
    <style:style style:name="T35" style:family="text">
      <style:text-properties fo:color="#9876aa" loext:opacity="100%" style:font-name="JetBrains Mono" fo:font-size="10pt" fo:font-style="normal" style:font-size-asian="10pt" style:font-style-asian="normal"/>
    </style:style>
    <style:style style:name="T36" style:family="text">
      <style:text-properties officeooo:rsid="001cd1fa"/>
    </style:style>
    <style:style style:name="T37" style:family="text">
      <style:text-properties officeooo:rsid="001e1118"/>
    </style:style>
    <style:style style:name="T38" style:family="text">
      <style:text-properties officeooo:rsid="001ec29c"/>
    </style:style>
    <style:style style:name="T39" style:family="text">
      <style:text-properties officeooo:rsid="00208c17"/>
    </style:style>
    <style:style style:name="T40" style:family="text">
      <style:text-properties style:text-position="super 58%" officeooo:rsid="00208c17"/>
    </style:style>
    <style:style style:name="T41" style:family="text">
      <style:text-properties officeooo:rsid="00227290"/>
    </style:style>
    <style:style style:name="T42" style:family="text">
      <style:text-properties officeooo:rsid="00236459"/>
    </style:style>
    <style:style style:name="T43" style:family="text">
      <style:text-properties officeooo:rsid="0024cf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text:tab/><text:tab/><text:tab/> <text:s text:c="3"/><text:span text:style-name="T1">GTU CSE-222</text:span></text:p>
      <text:p text:style-name="P1"><text:tab/><text:tab/> <text:s text:c="6"/><text:span text:style-name="T1">HOMEWORK-7</text:span></text:p>
      <text:p text:style-name="P1"/>
      <text:p text:style-name="P2"/>
      <text:p text:style-name="P2"/>
      <text:p text:style-name="P2"/>
      <text:p text:style-name="P3">Name: Atakan Kurt</text:p>
      <text:p text:style-name="P3">Student #: 20010400404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Part2-a:</text:p>
      <text:p text:style-name="P5"><text:tab/><text:span text:style-name="T6">Merge Sort:</text:span> <text:span text:style-name="T2">Like in binary search when dividing for example </text:span></text:p>
      <text:p text:style-name="P11">an 8 element array to make it 1 element we have to do 3 dividing. So to show it functionable we can say its log(n). <text:span text:style-name="T3">In the merging phase, the sorted subarrays are merged back together to form larger sorted subarrays. This involves comparing and merging in specific order. It takes O(n) times. So the overall sorting operation time complexity is O(nlogn).</text:span></text:p>
      <text:p text:style-name="P5"><text:tab/><text:tab/>Best Case: <text:span text:style-name="T4">The best case for merge sort is map is already sorted. In this case, dividing will take O(logn) still. Because array needs to be divided. During merging we still have to do O(n) times operation but there won’t be a need for too much comparision and swap. Overall. For best case it is still O(nlogn).</text:span></text:p>
      <text:p text:style-name="P5"><text:tab/><text:tab/>Average Case: <text:span text:style-name="T4">The input map is randomly arranged. The dividing phase takes O(logn). The merging phase involves comparing and merging the subarrays. This takes O(n) time. Overall for average case it is still O(nlogn).</text:span></text:p>
      <text:p text:style-name="P5"><text:tab/><text:tab/>Worst Case: <text:span text:style-name="T4">The worst case occurs when the input array is in reverse order. In this situation the dividing phase still takes O(logn) time. The merging phase become more time consuming because we need to compare and merge all the elements in each step. But it is still O(n). Overall the time complexity of this is O(nlogn).</text:span></text:p>
      <text:p text:style-name="P5"><text:tab/></text:p>
      <text:p text:style-name="P5"><text:tab/><text:span text:style-name="T5">All of them are same.</text:span></text:p>
      <text:p text:style-name="P5"><text:tab/></text:p>
      <text:p text:style-name="P5"><text:tab/><text:span text:style-name="T7">Selection Sort:</text:span><text:span text:style-name="T11"> </text:span><text:span text:style-name="T12">In selection sort we iterate thorugh every element in array and for every element we iterate the rest of the array to compare. So it takes O(n^2) time.</text:span></text:p>
      <text:p text:style-name="P5"><text:span text:style-name="T12"><text:tab/><text:tab/>Best Case: The best case </text:span><text:span text:style-name="T13">for selection sort happens when the array is already sorted. Even in this case we still need to iterate every element but we don’t have to swap elements. So it takes a bit less time. We can say the time complexity is O(n^2).</text:span></text:p>
      <text:p text:style-name="P5"><text:span text:style-name="T12"><text:tab/><text:tab/>Average Case: </text:span><text:span text:style-name="T13">In the average case, the array is in a random order. We need to iterate elements and compare other </text:span><text:soft-page-break/><text:span text:style-name="T13">elements. In some cases we need to do swap operation. But overall the time complexity is O(n^2).</text:span></text:p>
      <text:p text:style-name="P5"><text:span text:style-name="T12"><text:tab/><text:tab/>Worst Case: </text:span><text:span text:style-name="T13">The worst case for selection sort occurs when the array is in reverse order. In this case, we need to do a lot of comparision and swapping. We have to iterate elements and compare with others. So it will take O(n^2) time.</text:span></text:p>
      <text:p text:style-name="P12"><text:tab/><text:tab/></text:p>
      <text:p text:style-name="P12"><text:tab/><text:tab/>All of them are same.</text:p>
      <text:p text:style-name="P5"/>
      <text:p text:style-name="P5"><text:tab/><text:span text:style-name="T8">Insertion Sort: </text:span></text:p>
      <text:p text:style-name="P5"><text:span text:style-name="T8"><text:tab/><text:tab/></text:span><text:span text:style-name="T14">Best Case: The best case for insertion sort happens when the array is already sorted. In this case we don’t have to do comparisons or swaps. We just need to go through the array once and check if the element behind is smaller than ours or reverse. Since when we need swap to continue checking. It will just take O(n) time complexity.</text:span></text:p>
      <text:p text:style-name="P13"><text:tab/><text:tab/>Average Case: In the average case, the array is random order. Each time we go thorugh the array, we may need to compare each element with the already sorted part and may need to do swaps. So we can say it takes O(n^2) time.</text:p>
      <text:p text:style-name="P5"><text:span text:style-name="T14"><text:tab/><text:tab/>Worst Case: In</text:span><text:span text:style-name="T15"> the worst case, the array is reverse ordered. Because of this we have to compare each element with the all previous sorted part and swap them one by one. So in worst case it takes O(n^2) time complexity.</text:span></text:p>
      <text:p text:style-name="P14"/>
      <text:p text:style-name="P5"><text:span text:style-name="T15"><text:tab/></text:span><text:span text:style-name="T9">Bubble Sort:</text:span></text:p>
      <text:p text:style-name="P5"><text:span text:style-name="T9"><text:tab/><text:tab/></text:span><text:span text:style-name="T15">Best Case: </text:span><text:span text:style-name="T16">The bas</text:span><text:span text:style-name="T17">t</text:span><text:span text:style-name="T16"> case for bubble sort happens when the array is already sorted. In this case, we don’t have to do many comparisons or swaps because the element is already in the right order. We just need to go thorugh every element and check If it is in right order. So we can say it is O(n).</text:span></text:p>
      <text:p text:style-name="P14"><text:tab/><text:tab/>Average Case: <text:span text:style-name="T18">In the average case, the array is in random order. Bubble sort works by comparing to elements and swaps it if its in wrong order. So we go thorugh array multiple times. So we can say it is O(n^2).</text:span></text:p>
      <text:p text:style-name="P14"><text:soft-page-break/><text:tab/><text:tab/>Worst Case: <text:span text:style-name="T19">In the worst case, the array is reverse ordered. Because of this we have to go thorugh entire array many times and do swapping operation. This requires a lot of comparisons. So in the worst case, bubble sort is O(n^2).</text:span></text:p>
      <text:p text:style-name="P14"><text:tab/></text:p>
      <text:p text:style-name="P14"><text:tab/><text:span text:style-name="T10">Quick Sort:</text:span></text:p>
      <text:p text:style-name="P14"><text:span text:style-name="T10"><text:tab/><text:tab/></text:span><text:span text:style-name="T19">Best Case: The best case for quick sort happens when we have best pivot. For my case I always used my pivot as the last element. So the last element is mid element is the best case for this. We do dividing for conquering. And do the comparison with the pivot and do the swap accordingly. Dividing takes O(logn) and comparing takes O(n) so overall time complexity is O(nlogn).</text:span></text:p>
      <text:p text:style-name="P14"><text:tab/><text:tab/><text:span text:style-name="T19">Average Case: </text:span><text:span text:style-name="T20">In an average case where elements are in random order. </text:span><text:span text:style-name="T21">The pivot may not be a perfect pivot. We divide array into two parts and do the same process for every part. Overall its the same as best case. The time complexity for average case is O(nlogn).</text:span></text:p>
      <text:p text:style-name="P14"><text:tab/><text:tab/><text:span text:style-name="T19">Worst Case: </text:span><text:span text:style-name="T21">The worst case for quick sort is when we always pick worst pivot. Biggest or smallest element. In this we do a lot of comparing and swapping. Every divided part becomes very bad sorted and consumes time to rearrange. It’s time complexity becomes O(n^2).</text:span></text:p>
      <text:p text:style-name="P14"/>
      <text:p text:style-name="P17">Part2-b:</text:p>
      <text:p text:style-name="P17"/>
      <text:p text:style-name="P17"><text:tab/><text:tab/><text:tab/><text:tab/><text:tab/><text:span text:style-name="T22">Best <text:s text:c="4"/>| <text:s text:c="5"/>Average <text:s text:c="3"/>| <text:s text:c="2"/>Worst</text:span></text:p>
      <text:p text:style-name="P17"><text:tab/><text:span text:style-name="T22">Merge Sort <text:s text:c="3"/>: <text:s text:c="6"/></text:span><text:span text:style-name="T42">289 <text:s text:c="5"/>| <text:s text:c="8"/>266 <text:s text:c="8"/>| <text:s text:c="3"/>316</text:span></text:p>
      <text:p text:style-name="P17"><text:tab/><text:span text:style-name="T22">Selection Sort: <text:s text:c="7"/></text:span><text:span text:style-name="T42">34 <text:s text:c="6"/>| <text:s text:c="10"/>41 <text:s text:c="8"/>| <text:s text:c="4"/>72</text:span></text:p>
      <text:p text:style-name="P17"><text:tab/><text:span text:style-name="T22">Insertion Sort: <text:s text:c="7"/></text:span><text:span text:style-name="T42">10 <text:s text:c="6"/>| <text:s text:c="8"/>14 <text:s text:c="10"/>| <text:s text:c="4"/>14</text:span></text:p>
      <text:p text:style-name="P17"><text:tab/><text:span text:style-name="T22">Bubble Sort <text:s text:c="2"/>: <text:s text:c="7"/></text:span><text:span text:style-name="T42">14 <text:s text:c="6"/>| <text:s text:c="9"/></text:span><text:span text:style-name="T43">18 <text:s text:c="9"/>| <text:s text:c="4"/>18</text:span></text:p>
      <text:p text:style-name="P17"><text:tab/><text:span text:style-name="T22">Quick Sort <text:s text:c="4"/>: <text:s text:c="6"/></text:span><text:span text:style-name="T43">19 <text:s text:c="7"/>| <text:s text:c="8"/>18 <text:s text:c="10"/>| <text:s text:c="4"/>21</text:span></text:p>
      <text:p text:style-name="P15"/>
      <text:p text:style-name="P15"/>
      <text:p text:style-name="P15"/>
      <text:p text:style-name="P15"/>
      <text:p text:style-name="P18"><text:soft-page-break/>Part2-c:</text:p>
      <text:p text:style-name="P18"><text:tab/><text:span text:style-name="T23">Merge Sort: Merge sort is consistent in all 3 cases. O(nlogn) for all cases is very good performance. But for best case bubble sort and insertion sort is better that it. For average case it is one of bests. For worst case it is best among others.</text:span></text:p>
      <text:p text:style-name="P18"><text:tab/><text:span text:style-name="T24">Selection Sort: Selection sort is very bad with O(n^2) for all cases. It is not very useful. </text:span></text:p>
      <text:p text:style-name="P16"><text:tab/>Insertion Sort: Insertion sort is better than selection sort in best case scenario with O(n) time complexity. But it has bad performance with the rest. O(n^2) with average and worst case scenarios. It is similar with bubble sort.</text:p>
      <text:p text:style-name="P16"><text:tab/>Bubble Sort: Bubble sort has similar same time complexity with insertion sort. However it requires more swaps than selection sort. </text:p>
      <text:p text:style-name="P16"><text:tab/>Quick Sort: Quick sort is same in best and average scenarios with merge sort but merge sort outperforms quick sort in worst case scenario. Because of this merge sort is more stable than this.</text:p>
      <text:p text:style-name="P19">But for O(nlogn) performance with average case scenario it makes it good sorting algorithm.</text:p>
      <text:p text:style-name="P19"/>
      <text:p text:style-name="P4">Par2-d:</text:p>
      <text:p text:style-name="P7"><text:tab/><text:span text:style-name="T25">Selection Sort: Selection Sort is not keeping the input ordering. Swapping after finding minimum </text:span><text:span text:style-name="T37">and sometimes it doesn’t do swapping with its neigbours</text:span><text:span text:style-name="T25"> breaks the order. </text:span></text:p>
      <text:p text:style-name="P8"><text:span text:style-name="T28">swap(keysList</text:span><text:span text:style-name="T26">, </text:span><text:span text:style-name="T28">i</text:span><text:span text:style-name="T26">, </text:span><text:span text:style-name="T28">minKeyIndex)</text:span><text:span text:style-name="T26">;</text:span></text:p>
      <text:p text:style-name="P20">To ensure to not happen this I also compared the occurrence order in original string. Done this with </text:p>
      <text:p text:style-name="P6"><text:span text:style-name="T26">if </text:span><text:span text:style-name="T28">(currentInfo.getCount() == minKeyInfo.getCount()) {</text:span><text:line-break/><text:span text:style-name="T28"> <text:s text:c="3"/>String minKeyLetter = keysList[minKeyIndex]</text:span><text:span text:style-name="T26">;</text:span><text:line-break/><text:span text:style-name="T26"> <text:s text:c="3"/></text:span><text:span text:style-name="T28">String currentKeyLetter = keysList[j]</text:span><text:span text:style-name="T26">;</text:span><text:line-break/><text:line-break/><text:span text:style-name="T26"> <text:s text:c="3"/>for </text:span><text:span text:style-name="T28">(</text:span><text:span text:style-name="T26">int </text:span><text:span text:style-name="T28">k = </text:span><text:span text:style-name="T32">0</text:span><text:span text:style-name="T26">; </text:span><text:span text:style-name="T28">k &lt; </text:span><text:span text:style-name="T26">this</text:span><text:span text:style-name="T28">.</text:span><text:span text:style-name="T34">originalMap</text:span><text:span text:style-name="T28">.getStr().length()</text:span><text:span text:style-name="T26">; </text:span><text:span text:style-name="T28">k++) {</text:span><text:line-break/><text:span text:style-name="T28"> <text:s text:c="7"/></text:span><text:span text:style-name="T26">if </text:span><text:span text:style-name="T28">(minKeyLetter.equals(String.</text:span><text:span text:style-name="T30">valueOf</text:span><text:span text:style-name="T28">(</text:span><text:span text:style-name="T26">this</text:span><text:span text:style-name="T28">.</text:span><text:span text:style-name="T34">originalMap</text:span><text:span text:style-name="T28">.getStr().charAt(k)))) {</text:span><text:line-break/><text:span text:style-name="T28"> <text:s text:c="11"/></text:span><text:span text:style-name="T26">break;</text:span><text:line-break/><text:span text:style-name="T26"> <text:s text:c="7"/></text:span><text:span text:style-name="T28">}</text:span><text:line-break/><text:span text:style-name="T28"> <text:s text:c="7"/></text:span><text:span text:style-name="T26">if </text:span><text:span text:style-name="T28">(currentKeyLetter.equals(String.</text:span><text:span text:style-name="T30">valueOf</text:span><text:span text:style-name="T28">(</text:span><text:span text:style-name="T26">this</text:span><text:span text:style-name="T28">.</text:span><text:span text:style-name="T34">originalMap</text:span><text:span text:style-name="T28">.getStr().charAt(k)))) {</text:span><text:line-break/><text:span text:style-name="T28"> <text:s text:c="11"/>minKeyIndex = j</text:span><text:span text:style-name="T26">;</text:span><text:line-break/><text:span text:style-name="T26"> <text:s text:c="11"/></text:span><text:span text:style-name="T28">minKeyInfo = currentInfo</text:span><text:span text:style-name="T26">;</text:span><text:line-break/><text:span text:style-name="T26"> <text:s text:c="11"/>break;</text:span><text:line-break/><text:span text:style-name="T26"> <text:s text:c="7"/></text:span><text:span text:style-name="T28">}</text:span><text:line-break/><text:soft-page-break/><text:span text:style-name="T28"> <text:s text:c="3"/>}</text:span><text:line-break/><text:span text:style-name="T28">}</text:span></text:p>
      <text:p text:style-name="P9"><text:tab/></text:p>
      <text:p text:style-name="P9"><text:span text:style-name="T36"><text:tab/>Insertion Sort: </text:span><text:span text:style-name="T37">Selection sort keeps the order input. Because it does swapping with its neigbours. </text:span></text:p>
      <text:p text:style-name="P10"><text:span text:style-name="T26">for </text:span><text:span text:style-name="T28">(</text:span><text:span text:style-name="T26">int </text:span><text:span text:style-name="T28">i = </text:span><text:span text:style-name="T32">0</text:span><text:span text:style-name="T26">; </text:span><text:span text:style-name="T28">i &lt; keysList.</text:span><text:span text:style-name="T34">length</text:span><text:span text:style-name="T26">; </text:span><text:span text:style-name="T28">i++) {</text:span><text:line-break/><text:span text:style-name="T28"> <text:s text:c="3"/></text:span><text:span text:style-name="T26">for </text:span><text:span text:style-name="T28">(</text:span><text:span text:style-name="T26">int </text:span><text:span text:style-name="T28">j = i</text:span><text:span text:style-name="T26">; </text:span><text:span text:style-name="T28">j &gt;= </text:span><text:span text:style-name="T32">1</text:span><text:span text:style-name="T26">; </text:span><text:span text:style-name="T28">j--) {</text:span><text:line-break/><text:span text:style-name="T28"> <text:s text:c="7"/>Info currInfo = </text:span><text:span text:style-name="T26">this</text:span><text:span text:style-name="T28">.</text:span><text:span text:style-name="T34">originalMap</text:span><text:span text:style-name="T28">.getMap().get(keysList[j])</text:span><text:span text:style-name="T26">;</text:span><text:line-break/><text:span text:style-name="T26"> <text:s text:c="7"/></text:span><text:span text:style-name="T28">Info beforeInfo = </text:span><text:span text:style-name="T26">this</text:span><text:span text:style-name="T28">.</text:span><text:span text:style-name="T34">originalMap</text:span><text:span text:style-name="T28">.getMap().get(keysList[j-</text:span><text:span text:style-name="T32">1</text:span><text:span text:style-name="T28">])</text:span><text:span text:style-name="T26">;</text:span><text:line-break/><text:span text:style-name="T26"> <text:s text:c="7"/>if </text:span><text:span text:style-name="T28">(currInfo.getCount() &lt; beforeInfo.getCount()) {</text:span><text:line-break/><text:span text:style-name="T28"> <text:s text:c="11"/></text:span><text:span text:style-name="T26">this</text:span><text:span text:style-name="T28">.swap(keysList</text:span><text:span text:style-name="T26">, </text:span><text:span text:style-name="T28">j</text:span><text:span text:style-name="T26">, </text:span><text:span text:style-name="T28">j-</text:span><text:span text:style-name="T32">1</text:span><text:span text:style-name="T28">)</text:span><text:span text:style-name="T26">;</text:span><text:line-break/><text:span text:style-name="T26"> <text:s text:c="7"/></text:span><text:span text:style-name="T28">}</text:span><text:line-break/><text:span text:style-name="T28"> <text:s text:c="3"/>}</text:span><text:line-break/><text:span text:style-name="T28">}</text:span><text:line-break/></text:p>
      <text:p text:style-name="P9"/>
      <text:p text:style-name="P9"><text:tab/><text:span text:style-name="T38">Bubble Sort: Bubble sort keeps the order input. If we use ‘&lt;’ operator. Not ‘&lt;=’. It swaps </text:span><text:span text:style-name="T39">neigbours. Because of this no disorder occurs. </text:span></text:p>
      <text:p text:style-name="P10"><text:span text:style-name="T26">if </text:span><text:span text:style-name="T28">(</text:span><text:span text:style-name="T26">this</text:span><text:span text:style-name="T28">.</text:span><text:span text:style-name="T34">originalMap</text:span><text:span text:style-name="T28">.getMap().get(keysList[j]).getCount() &lt; currInfo.getCount()) {</text:span></text:p>
      <text:p text:style-name="P9"/>
      <text:p text:style-name="P9"><text:tab/><text:span text:style-name="T39">Quick Sort: Quick sort don’t keep the occurrence order. Because it doesn’t neceirely swaps with neighbours. Sometimes it swaps 6</text:span><text:span text:style-name="T40">th</text:span><text:span text:style-name="T39"> index with 2</text:span><text:span text:style-name="T40">nd</text:span><text:span text:style-name="T39"> index. This makes mess in the list. So I fixed this with when the element and the pivot is equal. I checked which one is occurred first in the original string. </text:span><text:span text:style-name="T41">If pivot occurred first I swapped the element with pivot than I swaped it to <text:s/>sorted position. </text:span></text:p>
      <text:p text:style-name="P10"><text:span text:style-name="T26">if </text:span><text:span text:style-name="T28">(pivotInfo.getCount() &gt;= curr.getCount()) {</text:span><text:line-break/><text:span text:style-name="T28"> <text:s text:c="3"/>j++</text:span><text:span text:style-name="T26">;</text:span><text:line-break/><text:span text:style-name="T26"> <text:s text:c="3"/>if </text:span><text:span text:style-name="T28">(curr.getCount() == pivotInfo.getCount()) {</text:span><text:line-break/><text:span text:style-name="T28"> <text:s text:c="7"/>String currKey = keyList[i]</text:span><text:span text:style-name="T26">;</text:span><text:line-break/><text:span text:style-name="T26"> <text:s text:c="7"/></text:span><text:span text:style-name="T28">String swapKey = keyList[pivotIndex]</text:span><text:span text:style-name="T26">;</text:span><text:line-break/><text:line-break/><text:span text:style-name="T26"> <text:s text:c="7"/>for </text:span><text:span text:style-name="T28">(</text:span><text:span text:style-name="T26">int </text:span><text:span text:style-name="T28">k = </text:span><text:span text:style-name="T32">0</text:span><text:span text:style-name="T26">; </text:span><text:span text:style-name="T28">k &lt; </text:span><text:span text:style-name="T26">this</text:span><text:span text:style-name="T28">.</text:span><text:span text:style-name="T34">originalMap</text:span><text:span text:style-name="T28">.getStr().length()</text:span><text:span text:style-name="T26">; </text:span><text:span text:style-name="T28">k++) {</text:span><text:line-break/><text:span text:style-name="T28"> <text:s text:c="11"/></text:span><text:span text:style-name="T26">if </text:span><text:span text:style-name="T28">(currKey.equals(String.</text:span><text:span text:style-name="T30">valueOf</text:span><text:span text:style-name="T28">(</text:span><text:span text:style-name="T26">this</text:span><text:span text:style-name="T28">.</text:span><text:span text:style-name="T34">originalMap</text:span><text:span text:style-name="T28">.getStr().charAt(k)))) {</text:span><text:line-break/><text:span text:style-name="T28"> <text:s text:c="15"/></text:span><text:span text:style-name="T26">this</text:span><text:span text:style-name="T28">.swap(keyList</text:span><text:span text:style-name="T26">, </text:span><text:span text:style-name="T28">i</text:span><text:span text:style-name="T26">, </text:span><text:span text:style-name="T28">j)</text:span><text:span text:style-name="T26">;</text:span><text:line-break/><text:span text:style-name="T26"> <text:s text:c="15"/>break;</text:span><text:line-break/><text:span text:style-name="T26"> <text:s text:c="11"/></text:span><text:span text:style-name="T28">}</text:span><text:line-break/><text:span text:style-name="T28"> <text:s text:c="11"/></text:span><text:span text:style-name="T26">if </text:span><text:span text:style-name="T28">(swapKey.equals(String.</text:span><text:span text:style-name="T30">valueOf</text:span><text:span text:style-name="T28">(</text:span><text:span text:style-name="T26">this</text:span><text:span text:style-name="T28">.</text:span><text:span text:style-name="T34">originalMap</text:span><text:span text:style-name="T28">.getStr().charAt(k)))) {</text:span><text:line-break/><text:span text:style-name="T28"> <text:s text:c="15"/></text:span><text:span text:style-name="T26">this</text:span><text:span text:style-name="T28">.swap(keyList</text:span><text:span text:style-name="T26">, </text:span><text:span text:style-name="T28">i</text:span><text:span text:style-name="T26">, </text:span><text:span text:style-name="T28">pivotIndex)</text:span><text:span text:style-name="T26">;</text:span><text:line-break/><text:span text:style-name="T26"> <text:s text:c="15"/></text:span><text:span text:style-name="T28">pivotInfo = </text:span><text:span text:style-name="T26">this</text:span><text:span text:style-name="T28">.</text:span><text:span text:style-name="T34">originalMap</text:span><text:span text:style-name="T28">.getMap().get(keyList[pivotIndex])</text:span><text:span text:style-name="T26">;</text:span><text:line-break/><text:span text:style-name="T26"> <text:s text:c="15"/>this</text:span><text:span text:style-name="T28">.swap(keyList</text:span><text:span text:style-name="T26">, </text:span><text:span text:style-name="T28">i</text:span><text:span text:style-name="T26">, </text:span><text:span text:style-name="T28">j)</text:span><text:span text:style-name="T26">;</text:span><text:line-break/><text:span text:style-name="T26"> <text:s text:c="15"/>break;</text:span><text:line-break/><text:span text:style-name="T26"> <text:s text:c="11"/></text:span><text:span text:style-name="T28">}</text:span><text:line-break/><text:span text:style-name="T28"> <text:s text:c="7"/>}</text:span><text:line-break/><text:span text:style-name="T28"> <text:s text:c="3"/>} </text:span><text:span text:style-name="T26">else </text:span><text:span text:style-name="T28">{</text:span><text:line-break/><text:span text:style-name="T28"> <text:s text:c="7"/></text:span><text:span text:style-name="T26">this</text:span><text:span text:style-name="T28">.swap(keyList</text:span><text:span text:style-name="T26">, </text:span><text:span text:style-name="T28">i</text:span><text:span text:style-name="T26">, </text:span><text:span text:style-name="T28">j)</text:span><text:span text:style-name="T26">;</text:span><text:line-break/><text:soft-page-break/><text:span text:style-name="T26"> <text:s text:c="3"/></text:span><text:span text:style-name="T28">}</text:span><text:line-break/><text:span text:style-name="T28">}</text:spa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22:51:55.708697160</meta:creation-date>
    <meta:editing-duration>PT35M57S</meta:editing-duration>
    <meta:editing-cycles>6</meta:editing-cycles>
    <meta:generator>LibreOffice/7.3.7.2$Linux_X86_64 LibreOffice_project/30$Build-2</meta:generator>
    <dc:date>2023-05-17T15:58:02.277158908</dc:date>
    <meta:document-statistic meta:table-count="0" meta:image-count="0" meta:object-count="0" meta:page-count="7" meta:paragraph-count="58" meta:word-count="1378" meta:character-count="8790" meta:non-whitespace-character-count="6833"/>
  </office:meta>
</office:document-meta>
</file>